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646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6pt solid #000000" fo:border-right="none" fo:border-top="0.06pt solid #000000"/>
    </style:style>
    <style:style style:name="ce2" style:family="table-cell" style:parent-style-name="Default">
      <style:table-cell-properties fo:border-bottom="none" fo:border-left="0.06pt solid #000000" fo:border-right="none" fo:border-top="none"/>
    </style:style>
    <style:style style:name="ce3" style:family="table-cell" style:parent-style-name="Default">
      <style:table-cell-properties fo:border-bottom="0.06pt solid #000000" fo:border-left="0.06pt solid #000000" fo:border-right="none" fo:border-top="none"/>
    </style:style>
    <style:style style:name="ce4" style:family="table-cell" style:parent-style-name="Default">
      <style:table-cell-properties fo:border-bottom="none" fo:border-left="none" fo:border-right="0.06pt solid #000000" fo:border-top="0.06pt solid #000000"/>
    </style:style>
    <style:style style:name="ce5" style:family="table-cell" style:parent-style-name="Default">
      <style:table-cell-properties fo:border-bottom="none" fo:border-left="none" fo:border-right="0.06pt solid #000000" fo:border-top="none"/>
    </style:style>
    <style:style style:name="ce6" style:family="table-cell" style:parent-style-name="Default">
      <style:table-cell-properties fo:border-bottom="0.06pt solid #000000" fo:border-left="none" fo:border-right="0.06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5"/>
        <table:table-column table:style-name="co2" table:number-columns-repeated="9" table:default-cell-style-name="Default"/>
        <table:table-row table:style-name="ro1"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Accent_20_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style-name="Accent_20_1"/>
        </table:table-row>
        <table:table-row table:style-name="ro1"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style-name="Accent_20_1"/>
        </table:table-row>
        <table:table-row table:style-name="ro1">
          <table:table-cell table:number-columns-repeated="2" table:style-name="Default" office:value-type="float" office:value="3" calcext:value-type="float">
            <text:p>3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Accent_20_1"/>
        </table:table-row>
        <table:table-row table:style-name="ro1">
          <table:table-cell table:style-name="Accent_20_1" table:number-columns-repeated="11"/>
        </table:table-row>
        <table:table-row table:style-name="ro1">
          <table:table-cell table:style-name="Default" table:number-columns-repeated="2"/>
          <table:table-cell table:number-columns-repeated="9"/>
        </table:table-row>
        <table:table-row table:style-name="ro1">
          <table:table-cell table:style-name="ce1" office:value-type="string" calcext:value-type="string">
            <text:p>Flag (0)</text:p>
          </table:table-cell>
          <table:table-cell table:style-name="ce4" table:formula="of:=COUNTIF([.A1:.J4]; 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py (1)</text:p>
          </table:table-cell>
          <table:table-cell table:formula="of:=COUNTIF([.A1:.J4]; 1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cout (2)</text:p>
          </table:table-cell>
          <table:table-cell table:formula="of:= COUNTIF([.A1:.J4]; 2)"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iner (3)</text:p>
          </table:table-cell>
          <table:table-cell table:formula="of:= COUNTIF([.A1:.J4]; 3)"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rgeant (4)</text:p>
          </table:table-cell>
          <table:table-cell table:formula="of:= COUNTIF([.A1:.J4]; 4)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eutenant (5)</text:p>
          </table:table-cell>
          <table:table-cell table:formula="of:= COUNTIF([.A1:.J4]; 5)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aptain (6)</text:p>
          </table:table-cell>
          <table:table-cell table:formula="of:= COUNTIF([.A1:.J4]; 6)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jor (7)</text:p>
          </table:table-cell>
          <table:table-cell table:formula="of:= COUNTIF([.A1:.J4]; 7)"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lonel (8)</text:p>
          </table:table-cell>
          <table:table-cell table:formula="of:= COUNTIF([.A1:.J4]; 8)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eneral (9)</text:p>
          </table:table-cell>
          <table:table-cell table:formula="of:= COUNTIF([.A1:.J4]; 9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rshal (10)</text:p>
          </table:table-cell>
          <table:table-cell table:formula="of:= COUNTIF([.A1:.J4]; 1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style-name="ce3" office:value-type="string" calcext:value-type="string">
            <text:p>Bomb (11)</text:p>
          </table:table-cell>
          <table:table-cell table:style-name="ce6" table:formula="of:= COUNTIF([.A1:.J4]; 11)"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table:style-name="Accent_20_2" office:value-type="string" calcext:value-type="string">
            <text:p>Total</text:p>
          </table:table-cell>
          <table:table-cell table:style-name="Accent_20_2" table:formula="of:=SUM([.B7:.B18])" office:value-type="float" office:value="40" calcext:value-type="float">
            <text:p>40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22T01:47:09.875891466</meta:creation-date>
    <dc:date>2021-03-22T02:27:09.963910877</dc:date>
    <meta:editing-duration>PT19M28S</meta:editing-duration>
    <meta:editing-cycles>3</meta:editing-cycles>
    <meta:generator>LibreOffice/7.0.4.2$Linux_X86_64 LibreOffice_project/00$Build-2</meta:generator>
    <meta:document-statistic meta:table-count="1" meta:cell-count="66" meta:object-count="0"/>
  </office:meta>
</office:document-meta>
</file>